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cm" fo:min-width="4.9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6" style:family="graphic" style:parent-style-name="standard">
      <style:graphic-properties svg:stroke-color="#000000" draw:fill="none" draw:textarea-vertical-align="middle" draw:auto-grow-height="false" fo:min-height="20.07cm" fo:min-width="0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cm" svg:stroke-color="#00000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9cm" svg:y1="10.5cm" svg:x2="4.9cm" svg:y2="9.4cm" draw:start-shape="id1" draw:start-glue-point="0" draw:end-shape="id2" draw:end-glue-point="2" svg:d="M4900 10500v-1100" svg:viewBox="0 0 1 1101">
          <text:p/>
        </draw:connector>
        <draw:custom-shape draw:style-name="gr2" draw:text-style-name="P3" xml:id="id1" draw:id="id1" draw:layer="layout" svg:width="7cm" svg:height="2cm" svg:x="1.4cm" svg:y="10.5cm"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1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11cm" svg:height="0.89cm" svg:x="13.2cm" svg:y="10.1cm">
          <draw:text-box>
            <text:p><text:span text:style-name="T2">THE_BODY</text:span></text:p>
          </draw:text-box>
        </draw:frame>
        <draw:custom-shape draw:style-name="gr2" draw:text-style-name="P3" xml:id="id3" draw:id="id3" draw:layer="layout" svg:width="7cm" svg:height="2cm" svg:x="1.4cm" svg:y="13.7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13.7cm" svg:x2="4.9cm" svg:y2="12.5cm" draw:start-shape="id3" draw:start-glue-point="0" draw:end-shape="id1" draw:end-glue-point="2" svg:d="M4900 13700v-1200" svg:viewBox="0 0 1 1201">
          <text:p/>
        </draw:connector>
        <draw:custom-shape draw:style-name="gr5" draw:text-style-name="P1" draw:layer="layout" svg:width="15.4cm" svg:height="3.8cm" svg:x="1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1.8cm" svg:y="13.1cm">
          <draw:text-box>
            <text:p><text:span text:style-name="T2">THE_NEUROBIO</text:span></text:p>
          </draw:text-box>
        </draw:frame>
        <draw:connector draw:style-name="gr1" draw:text-style-name="P1" draw:layer="layout" svg:x1="4.9cm" svg:y1="17.7cm" svg:x2="4.9cm" svg:y2="15.7cm" draw:start-shape="id4" draw:start-glue-point="0" draw:end-shape="id3" draw:end-glue-point="2" svg:d="M4900 17700v-2000" svg:viewBox="0 0 1 2001">
          <text:p/>
        </draw:connector>
        <draw:custom-shape draw:style-name="gr2" draw:text-style-name="P3" xml:id="id4" draw:id="id4" draw:layer="layout" svg:width="7cm" svg:height="2cm" svg:x="1.4cm" svg:y="17.7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4cm" svg:height="2.8cm" svg:x="1cm" svg:y="17.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43cm" svg:height="0.89cm" svg:x="11.157cm" svg:y="17.31cm">
          <draw:text-box>
            <text:p><text:span text:style-name="T2">THE_INDIVIDUAL</text:span></text:p>
          </draw:text-box>
        </draw:frame>
        <draw:custom-shape draw:style-name="gr2" draw:text-style-name="P3" xml:id="id5" draw:id="id5" draw:layer="layout" svg:width="7cm" svg:height="2cm" svg:x="1.4cm" svg:y="21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21cm" svg:x2="4.9cm" svg:y2="19.7cm" draw:start-shape="id5" draw:start-glue-point="0" draw:end-shape="id4" svg:d="M4900 21000v-1300" svg:viewBox="0 0 1 1301">
          <text:p/>
        </draw:connector>
        <draw:custom-shape draw:style-name="gr7" draw:text-style-name="P1" draw:layer="layout" svg:width="15.4cm" svg:height="2.8cm" svg:x="1cm" svg:y="20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243cm" svg:height="0.9cm" svg:x="11.157cm" svg:y="20.6cm">
          <draw:text-box>
            <text:p><text:span text:style-name="T2">THE_POPULATION</text:span></text:p>
          </draw:text-box>
        </draw:frame>
        <draw:frame draw:style-name="gr10" draw:text-style-name="P5" draw:layer="layout" svg:width="5.222cm" svg:height="0.962cm" svg:x="2.5cm" svg:y="0.4cm">
          <draw:text-box>
            <text:p><text:span text:style-name="T3">Class hierarchy</text:span></text:p>
          </draw:text-box>
        </draw:frame>
        <draw:custom-shape draw:style-name="gr2" draw:text-style-name="P3" xml:id="id7" draw:id="id7" draw:layer="layout" svg:width="7cm" svg:height="2cm" svg:x="1.4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4cm" svg:height="4.838cm" svg:x="1cm" svg:y="1.862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89cm" svg:height="0.89cm" svg:x="12.481cm" svg:y="1.906cm">
          <draw:text-box>
            <text:p><text:span text:style-name="T2">THE_GENOME</text:span></text:p>
          </draw:text-box>
        </draw:frame>
        <draw:custom-shape draw:style-name="gr13" draw:text-style-name="P6" xml:id="id6" draw:id="id6" draw:layer="layout" svg:width="5.4cm" svg:height="1cm" svg:x="10.2cm" svg:y="3.4cm">
          <text:p text:style-name="P2"><text:span text:style-name="T4">CHROMOSOME(s)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2cm" svg:y1="3.9cm" svg:x2="8.4cm" svg:y2="3.362cm" draw:start-shape="id6" draw:start-glue-point="3" draw:end-shape="id7" svg:d="M10200 3900h-887v-538h-913" svg:viewBox="0 0 1801 539">
          <text:p/>
        </draw:connector>
        <draw:frame draw:style-name="gr15" draw:text-style-name="P5" draw:layer="layout" svg:width="5.514cm" svg:height="0.962cm" draw:transform="rotate (1.5707963267949) translate (18.138cm 15.414cm)">
          <draw:text-box>
            <text:p><text:span text:style-name="T3">Fortran modules</text:span></text:p>
          </draw:text-box>
        </draw:frame>
        <draw:custom-shape draw:style-name="gr16" draw:text-style-name="P1" draw:layer="layout" svg:width="0.9cm" svg:height="21.438cm" svg:x="17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8" xml:id="id8" draw:id="id8" draw:layer="layout" svg:width="6.2cm" svg:height="1cm" svg:x="9.8cm" svg:y="5.4cm">
          <text:p text:style-name="P7"><text:span text:style-name="T4">allele(s)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2.9cm" svg:y1="5.4cm" svg:x2="12.9cm" svg:y2="4.4cm" draw:start-shape="id8" draw:start-glue-point="0" draw:end-shape="id6" draw:end-glue-point="2" svg:d="M12900 5400v-1000" svg:viewBox="0 0 1 1001">
          <text:p/>
        </draw:connector>
        <draw:custom-shape draw:style-name="gr19" draw:text-style-name="P9" draw:layer="layout" svg:width="3.6cm" svg:height="0.5cm" svg:x="12.2cm" svg:y="5.7cm">
          <text:p text:style-name="P2"><text:span text:style-name="T5">Additive compon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cm" svg:height="2cm" svg:x="1.4cm" svg:y="7.4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1cm" svg:y="7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4.566cm" svg:height="0.89cm" svg:x="11.8cm" svg:y="7cm">
          <draw:text-box>
            <text:p><text:span text:style-name="T2">THE_HORMONES</text:span></text:p>
          </draw:text-box>
        </draw:frame>
        <draw:connector draw:style-name="gr1" draw:text-style-name="P1" draw:layer="layout" svg:x1="4.9cm" svg:y1="7.4cm" svg:x2="4.9cm" svg:y2="4.362cm" draw:start-shape="id2" draw:start-glue-point="0" draw:end-shape="id7" svg:d="M4900 7400v-3038" svg:viewBox="0 0 1 30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0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8-11T08:25:23.413619058</dc:date>
    <dc:creator>Sergey Budaev</dc:creator>
    <meta:editing-duration>PT2H49M10S</meta:editing-duration>
    <meta:editing-cycles>79</meta:editing-cycles>
    <meta:generator>LibreOffice/5.0.5.2$Linux_X86_64 LibreOffice_project/55b006a02d247b5f7215fc6ea0fde844b30035b3</meta:generator>
    <meta:document-statistic meta:object-count="31"/>
  </office:meta>
</office:document-meta>
</file>